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A0000031559326CC0A0BB92FA.png" manifest:media-type="image/png"/>
  <manifest:file-entry manifest:full-path="Pictures/1000A6390000A1F40000C9BF964BFCFC8141E80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339cm" fo:min-width="1.029cm"/>
      <style:paragraph-properties style:writing-mode="lr-tb"/>
    </style:style>
    <style:style style:name="gr3" style:family="graphic" style:parent-style-name="objectwithoutfill">
      <style:graphic-properties svg:stroke-color="#000000" draw:fill="solid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top" draw:auto-grow-height="false" fo:min-height="1.401cm" fo:min-width="2.167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456cm" fo:min-width="1.265cm"/>
      <style:paragraph-properties style:writing-mode="lr-tb"/>
    </style:style>
    <style:style style:name="gr6" style:family="graphic" style:parent-style-name="standard">
      <style:graphic-properties svg:stroke-color="#000000" draw:marker-end="Arrow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25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6pt" style:font-size-asian="6pt" style:font-size-complex="6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6pt" style:font-size-asian="6pt" style:font-size-complex="6pt"/>
    </style:style>
    <style:style style:name="P6" style:family="paragraph">
      <style:paragraph-properties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7" style:family="paragraph">
      <loext:graphic-properties draw:fill-color="#ffffff"/>
      <style:paragraph-properties fo:text-align="center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8" style:family="paragraph">
      <style:text-properties fo:font-size="5pt"/>
    </style:style>
    <style:style style:name="P9" style:family="paragraph">
      <loext:graphic-properties draw:fill="none" draw:fill-color="#ffffff"/>
      <style:text-properties fo:font-size="5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Monospace" fo:font-size="4pt" fo:font-style="normal" fo:text-shadow="none" style:text-underline-style="none" fo:font-weight="normal" style:letter-kerning="true" style:font-name-asian="Monospace" style:font-size-asian="4pt" style:font-style-asian="normal" style:font-weight-asian="normal" style:font-name-complex="Monospace" style:font-size-complex="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23.667cm" svg:x="1.242cm" svg:y="3.195cm">
          <draw:image xlink:href="Pictures/1000A6390000A1F40000C9BF964BFCFC8141E804.svg" xlink:type="simple" xlink:show="embed" xlink:actuate="onLoad" loext:mime-type="image/svg+xml">
            <text:p/>
          </draw:image>
          <draw:image xlink:href="Pictures/100002010000027A0000031559326CC0A0BB92FA.png" xlink:type="simple" xlink:show="embed" xlink:actuate="onLoad" loext:mime-type="image/png"/>
        </draw:frame>
        <draw:custom-shape draw:style-name="gr2" draw:text-style-name="P2" xml:id="id1" draw:id="id1" draw:layer="layout" svg:width="1.651cm" svg:height="0.635cm" svg:x="5.318cm" svg:y="4.429cm">
          <text:p text:style-name="P1"><text:span text:style-name="T1">/us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1.651cm" svg:height="0.635cm" svg:x="9.382cm" svg:y="4.429cm">
          <text:p text:style-name="P1"><text:span text:style-name="T1">/hello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" draw:text-style-name="P3" draw:layer="layout" svg:x1="6.08cm" svg:y1="5.064cm" svg:x2="6.08cm" svg:y2="5.445cm">
          <text:p/>
        </draw:line>
        <draw:line draw:style-name="gr3" draw:text-style-name="P3" draw:layer="layout" svg:x1="8.239cm" svg:y1="5.445cm" svg:x2="6.08cm" svg:y2="5.445cm">
          <text:p/>
        </draw:line>
        <draw:line draw:style-name="gr3" draw:text-style-name="P3" draw:layer="layout" svg:x1="10.271cm" svg:y1="5.064cm" svg:x2="10.271cm" svg:y2="5.445cm">
          <text:p/>
        </draw:line>
        <draw:line draw:style-name="gr3" draw:text-style-name="P3" draw:layer="layout" svg:x1="8.239cm" svg:y1="5.445cm" svg:x2="10.271cm" svg:y2="5.445cm">
          <text:p/>
        </draw:line>
        <draw:custom-shape draw:style-name="gr4" draw:text-style-name="P5" xml:id="id2" draw:id="id2" draw:layer="layout" svg:width="2.667cm" svg:height="1.651cm" svg:x="1.762cm" svg:y="5.572cm">
          <text:p text:style-name="P4"><text:span text:style-name="T1">Config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905cm" svg:height="0.762cm" svg:x="2.143cm" svg:y="6.207cm">
          <text:p text:style-name="P6"><text:span text:style-name="T2">JWTAuthorizationFilt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svg:x1="5.318cm" svg:y1="4.747cm" svg:x2="3.095cm" svg:y2="5.572cm" draw:start-shape="id1" draw:start-glue-point="5" draw:end-shape="id2" draw:end-glue-point="0" svg:d="M5318 4747h-2223v825" svg:viewBox="0 0 2224 826">
          <text:p/>
        </draw:connector>
        <draw:frame draw:style-name="gr7" draw:text-style-name="P9" draw:layer="layout" svg:width="2.032cm" svg:height="0.508cm" svg:x="7.35cm" svg:y="7.985cm">
          <draw:text-box>
            <text:p text:style-name="P8">UserService</text:p>
          </draw:text-box>
        </draw:frame>
        <draw:frame draw:style-name="gr7" draw:text-style-name="P9" draw:layer="layout" svg:width="2.032cm" svg:height="0.649cm" svg:x="7.223cm" svg:y="9.368cm">
          <draw:text-box>
            <text:p text:style-name="P8">CreateUser()</text:p>
            <text:p text:style-name="P8">findUserByEmail()</text:p>
          </draw:text-box>
        </draw:frame>
        <draw:frame draw:style-name="gr7" draw:text-style-name="P9" draw:layer="layout" svg:width="2.032cm" svg:height="0.508cm" svg:x="8.239cm" svg:y="11.414cm">
          <draw:text-box>
            <text:p text:style-name="P8">IPhoneRepository</text:p>
          </draw:text-box>
        </draw:frame>
        <draw:frame draw:style-name="gr7" draw:text-style-name="P9" draw:layer="layout" svg:width="2.032cm" svg:height="0.508cm" svg:x="6.334cm" svg:y="11.287cm">
          <draw:text-box>
            <text:p text:style-name="P8">IUserRepository</text:p>
          </draw:text-box>
        </draw:frame>
        <draw:frame draw:style-name="gr7" draw:text-style-name="P9" draw:layer="layout" svg:width="2.032cm" svg:height="0.508cm" svg:x="6.307cm" svg:y="11.668cm">
          <draw:text-box>
            <text:p text:style-name="P8">findUserByEmail(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2T23:00:26.098154091</meta:creation-date>
    <dc:date>2021-10-02T23:12:12.811863600</dc:date>
    <meta:editing-duration>PT6S</meta:editing-duration>
    <meta:editing-cycles>1</meta:editing-cycles>
    <meta:generator>LibreOffice/6.4.6.2$Linux_X86_64 LibreOffice_project/40$Build-2</meta:generator>
    <meta:document-statistic meta:object-count="15"/>
  </office:meta>
</office:document-meta>
</file>